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1.016cm" svg:x="9.382cm" svg:y="1.127cm">
          <text:p text:style-name="P1">4,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016cm" svg:x="1.418cm" svg:y="2.946cm">
          <text:p text:style-name="P1">3,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016cm" svg:x="9.382cm" svg:y="2.932cm">
          <text:p text:style-name="P1">4,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17.793cm" svg:y="2.958cm">
          <text:p text:style-name="P1">3,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-0.651cm" svg:y1="2.843cm" svg:x2="22.59cm" svg:y2="2.843cm">
          <text:p/>
        </draw:line>
        <draw:custom-shape draw:style-name="gr1" draw:text-style-name="P1" draw:layer="layout" svg:width="2.032cm" svg:height="1.016cm" svg:x="-4.461cm" svg:y="4.937cm">
          <text:p text:style-name="P1">2,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-0.778cm" svg:y1="4.81cm" svg:x2="22.463cm" svg:y2="4.81cm">
          <text:p/>
        </draw:line>
        <draw:custom-shape draw:style-name="gr1" draw:text-style-name="P1" draw:layer="layout" svg:width="2.032cm" svg:height="1.016cm" svg:x="12.557cm" svg:y="6.461cm">
          <text:p text:style-name="P1">3,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4.048cm" svg:y="4.964cm">
          <text:p text:style-name="P1">2,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016cm" svg:x="-14.925cm" svg:y="6.461cm">
          <text:p text:style-name="P1">1,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-3.318cm" svg:y1="6.334cm" svg:x2="23.733cm" svg:y2="6.334cm">
          <text:p/>
        </draw:line>
        <draw:custom-shape draw:style-name="gr1" draw:text-style-name="P1" draw:layer="layout" svg:width="2.032cm" svg:height="1.016cm" svg:x="21.861cm" svg:y="9.782cm">
          <text:p text:style-name="P1">2,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016cm" svg:x="-1.159cm" svg:y="6.461cm">
          <text:p text:style-name="P1">1,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016cm" svg:x="-17.084cm" svg:y="7.731cm">
          <text:p text:style-name="P1">0,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-14.798cm" svg:y="7.858cm">
          <text:p text:style-name="P1">1,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-12.423cm" svg:y="7.858cm">
          <text:p text:style-name="P1">0,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-14.671cm" svg:y1="7.096cm" svg:x2="-16.195cm" svg:y2="7.812cm">
          <text:p/>
        </draw:line>
        <draw:line draw:style-name="gr3" draw:text-style-name="P1" draw:layer="layout" svg:x1="-13.909cm" svg:y1="7.35cm" svg:x2="-13.782cm" svg:y2="8.212cm">
          <text:p/>
        </draw:line>
        <draw:line draw:style-name="gr3" draw:text-style-name="P1" draw:layer="layout" svg:x1="-13.401cm" svg:y1="7.223cm" svg:x2="-11.75cm" svg:y2="7.985cm">
          <text:p/>
        </draw:line>
        <draw:custom-shape draw:style-name="gr1" draw:text-style-name="P1" draw:layer="layout" svg:width="2.032cm" svg:height="1.016cm" svg:x="-17.211cm" svg:y="9.455cm">
          <text:p text:style-name="P1">0,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-14.925cm" svg:y="9.509cm">
          <text:p text:style-name="P1">1,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-12.385cm" svg:y="9.509cm">
          <text:p text:style-name="P1">0,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-14.036cm" svg:y1="8.62cm" svg:x2="-15.941cm" svg:y2="9.636cm">
          <text:p/>
        </draw:line>
        <draw:line draw:style-name="gr3" draw:text-style-name="P1" draw:layer="layout" svg:x1="-13.782cm" svg:y1="8.493cm" svg:x2="-13.909cm" svg:y2="9.763cm">
          <text:p/>
        </draw:line>
        <draw:line draw:style-name="gr3" draw:text-style-name="P1" draw:layer="layout" svg:x1="-13.528cm" svg:y1="8.493cm" svg:x2="-11.75cm" svg:y2="10.144cm">
          <text:p/>
        </draw:line>
        <draw:custom-shape draw:style-name="gr1" draw:text-style-name="P1" draw:layer="layout" svg:width="2.032cm" svg:height="1.016cm" svg:x="-17.338cm" svg:y="10.979cm">
          <text:p text:style-name="P1">0,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-15.052cm" svg:y="11.033cm">
          <text:p text:style-name="P1">1,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-12.512cm" svg:y="11.033cm">
          <text:p text:style-name="P1">0,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-14.163cm" svg:y1="10.144cm" svg:x2="-16.068cm" svg:y2="11.16cm">
          <text:p/>
        </draw:line>
        <draw:line draw:style-name="gr3" draw:text-style-name="P1" draw:layer="layout" svg:x1="-13.909cm" svg:y1="10.017cm" svg:x2="-14.036cm" svg:y2="11.287cm">
          <text:p/>
        </draw:line>
        <draw:line draw:style-name="gr3" draw:text-style-name="P1" draw:layer="layout" svg:x1="-13.655cm" svg:y1="10.017cm" svg:x2="-11.877cm" svg:y2="11.668cm">
          <text:p/>
        </draw:line>
        <draw:custom-shape draw:style-name="gr1" draw:text-style-name="P1" draw:layer="layout" svg:width="2.032cm" svg:height="1.016cm" svg:x="-17.592cm" svg:y="12.689cm">
          <text:p text:style-name="P1">0,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-15.306cm" svg:y="12.743cm">
          <text:p text:style-name="P1">1,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-12.766cm" svg:y="12.743cm">
          <text:p text:style-name="P1">0,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-14.417cm" svg:y1="11.854cm" svg:x2="-16.322cm" svg:y2="12.87cm">
          <text:p/>
        </draw:line>
        <draw:line draw:style-name="gr3" draw:text-style-name="P1" draw:layer="layout" svg:x1="-14.163cm" svg:y1="11.727cm" svg:x2="-14.29cm" svg:y2="12.997cm">
          <text:p/>
        </draw:line>
        <draw:line draw:style-name="gr3" draw:text-style-name="P1" draw:layer="layout" svg:x1="-13.909cm" svg:y1="11.727cm" svg:x2="-12.131cm" svg:y2="13.378cm">
          <text:p/>
        </draw:line>
        <draw:custom-shape draw:style-name="gr1" draw:text-style-name="P1" draw:layer="layout" svg:width="2.032cm" svg:height="1.016cm" svg:x="8.108cm" svg:y="11.517cm">
          <text:p text:style-name="P1">1,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21.607cm" svg:y="11.814cm">
          <text:p text:style-name="P1">2,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36.034cm" svg:y="12.071cm">
          <text:p text:style-name="P1">1,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22.075cm" svg:y1="10.417cm" svg:x2="9.161cm" svg:y2="11.687cm">
          <text:p/>
        </draw:line>
        <draw:line draw:style-name="gr3" draw:text-style-name="P1" draw:layer="layout" svg:x1="22.837cm" svg:y1="10.555cm" svg:x2="22.71cm" svg:y2="11.825cm">
          <text:p/>
        </draw:line>
        <draw:line draw:style-name="gr3" draw:text-style-name="P1" draw:layer="layout" svg:x1="23.091cm" svg:y1="10.555cm" svg:x2="36.4cm" svg:y2="12.576cm">
          <text:p/>
        </draw:line>
        <draw:custom-shape draw:style-name="gr1" draw:text-style-name="P1" draw:layer="layout" svg:width="2.032cm" svg:height="1.016cm" svg:x="5.608cm" svg:y="13.225cm">
          <text:p text:style-name="P1">0,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7.894cm" svg:y="13.279cm">
          <text:p text:style-name="P1">1,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10.234cm" svg:y="13.279cm">
          <text:p text:style-name="P1">0,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8.783cm" svg:y1="12.39cm" svg:x2="6.878cm" svg:y2="13.406cm">
          <text:p/>
        </draw:line>
        <draw:line draw:style-name="gr3" draw:text-style-name="P1" draw:layer="layout" svg:x1="9.037cm" svg:y1="12.263cm" svg:x2="8.91cm" svg:y2="13.533cm">
          <text:p/>
        </draw:line>
        <draw:line draw:style-name="gr3" draw:text-style-name="P1" draw:layer="layout" svg:x1="9.291cm" svg:y1="12.263cm" svg:x2="10.431cm" svg:y2="13.846cm">
          <text:p/>
        </draw:line>
        <draw:custom-shape draw:style-name="gr1" draw:text-style-name="P1" draw:layer="layout" svg:width="2.032cm" svg:height="1.016cm" svg:x="5.481cm" svg:y="14.749cm">
          <text:p text:style-name="P1">0,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7.767cm" svg:y="14.803cm">
          <text:p text:style-name="P1">1,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10.107cm" svg:y="14.803cm">
          <text:p text:style-name="P1">0,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8.656cm" svg:y1="13.914cm" svg:x2="6.751cm" svg:y2="14.93cm">
          <text:p/>
        </draw:line>
        <draw:line draw:style-name="gr3" draw:text-style-name="P1" draw:layer="layout" svg:x1="8.91cm" svg:y1="13.787cm" svg:x2="8.783cm" svg:y2="15.057cm">
          <text:p/>
        </draw:line>
        <draw:line draw:style-name="gr3" draw:text-style-name="P1" draw:layer="layout" svg:x1="9.164cm" svg:y1="13.787cm" svg:x2="10.431cm" svg:y2="15.116cm">
          <text:p/>
        </draw:line>
        <draw:custom-shape draw:style-name="gr1" draw:text-style-name="P1" draw:layer="layout" svg:width="2.032cm" svg:height="1.016cm" svg:x="5.227cm" svg:y="16.459cm">
          <text:p text:style-name="P1">0,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7.513cm" svg:y="16.513cm">
          <text:p text:style-name="P1">1,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9.853cm" svg:y="16.513cm">
          <text:p text:style-name="P1">0,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8.402cm" svg:y1="15.624cm" svg:x2="6.497cm" svg:y2="16.64cm">
          <text:p/>
        </draw:line>
        <draw:line draw:style-name="gr3" draw:text-style-name="P1" draw:layer="layout" svg:x1="8.656cm" svg:y1="15.497cm" svg:x2="8.529cm" svg:y2="16.767cm">
          <text:p/>
        </draw:line>
        <draw:line draw:style-name="gr3" draw:text-style-name="P1" draw:layer="layout" svg:x1="8.91cm" svg:y1="15.497cm" svg:x2="10.177cm" svg:y2="16.894cm">
          <text:p/>
        </draw:line>
        <draw:custom-shape draw:style-name="gr1" draw:text-style-name="P1" draw:layer="layout" svg:width="2.032cm" svg:height="1.016cm" svg:x="33.661cm" svg:y="14.038cm">
          <text:p text:style-name="P1">0,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35.947cm" svg:y="14.092cm">
          <text:p text:style-name="P1">1,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38.487cm" svg:y="14.092cm">
          <text:p text:style-name="P1">0,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36.836cm" svg:y1="13.203cm" svg:x2="34.931cm" svg:y2="14.219cm">
          <text:p/>
        </draw:line>
        <draw:line draw:style-name="gr3" draw:text-style-name="P1" draw:layer="layout" svg:x1="37.09cm" svg:y1="13.076cm" svg:x2="36.963cm" svg:y2="14.346cm">
          <text:p/>
        </draw:line>
        <draw:line draw:style-name="gr3" draw:text-style-name="P1" draw:layer="layout" svg:x1="37.344cm" svg:y1="13.076cm" svg:x2="39.122cm" svg:y2="14.727cm">
          <text:p/>
        </draw:line>
        <draw:custom-shape draw:style-name="gr1" draw:text-style-name="P1" draw:layer="layout" svg:width="2.032cm" svg:height="1.016cm" svg:x="33.407cm" svg:y="15.748cm">
          <text:p text:style-name="P1">0,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35.693cm" svg:y="15.802cm">
          <text:p text:style-name="P1">1,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38.233cm" svg:y="15.802cm">
          <text:p text:style-name="P1">0,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36.582cm" svg:y1="14.913cm" svg:x2="34.677cm" svg:y2="15.929cm">
          <text:p/>
        </draw:line>
        <draw:line draw:style-name="gr3" draw:text-style-name="P1" draw:layer="layout" svg:x1="36.836cm" svg:y1="14.786cm" svg:x2="36.709cm" svg:y2="16.056cm">
          <text:p/>
        </draw:line>
        <draw:line draw:style-name="gr3" draw:text-style-name="P1" draw:layer="layout" svg:x1="37.09cm" svg:y1="14.786cm" svg:x2="38.868cm" svg:y2="16.437cm">
          <text:p/>
        </draw:line>
        <draw:custom-shape draw:style-name="gr1" draw:text-style-name="P1" draw:layer="layout" svg:width="2.032cm" svg:height="1.016cm" svg:x="14.765cm" svg:y="13.111cm">
          <text:p text:style-name="P1">1,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21.48cm" svg:y="13.465cm">
          <text:p text:style-name="P1">2,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28.32cm" svg:y="13.765cm">
          <text:p text:style-name="P1">1,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21.734cm" svg:y1="12.195cm" svg:x2="16.781cm" svg:y2="13.465cm">
          <text:p/>
        </draw:line>
        <draw:line draw:style-name="gr3" draw:text-style-name="P1" draw:layer="layout" svg:x1="22.623cm" svg:y1="12.449cm" svg:x2="22.496cm" svg:y2="13.719cm">
          <text:p/>
        </draw:line>
        <draw:line draw:style-name="gr3" draw:text-style-name="P1" draw:layer="layout" svg:x1="23.512cm" svg:y1="12.449cm" svg:x2="29.354cm" svg:y2="13.846cm">
          <text:p/>
        </draw:line>
        <draw:custom-shape draw:style-name="gr1" draw:text-style-name="P1" draw:layer="layout" svg:width="2.032cm" svg:height="1.016cm" svg:x="26.288cm" svg:y="15.616cm">
          <text:p text:style-name="P1">0,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28.574cm" svg:y="15.67cm">
          <text:p text:style-name="P1">1,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31.114cm" svg:y="15.67cm">
          <text:p text:style-name="P1">0,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29.463cm" svg:y1="14.781cm" svg:x2="27.558cm" svg:y2="15.797cm">
          <text:p/>
        </draw:line>
        <draw:line draw:style-name="gr3" draw:text-style-name="P1" draw:layer="layout" svg:x1="29.717cm" svg:y1="14.654cm" svg:x2="29.59cm" svg:y2="15.924cm">
          <text:p/>
        </draw:line>
        <draw:line draw:style-name="gr3" draw:text-style-name="P1" draw:layer="layout" svg:x1="29.971cm" svg:y1="14.654cm" svg:x2="31.749cm" svg:y2="16.305cm">
          <text:p/>
        </draw:line>
        <draw:custom-shape draw:style-name="gr1" draw:text-style-name="P1" draw:layer="layout" svg:width="2.032cm" svg:height="1.016cm" svg:x="12.37cm" svg:y="14.962cm">
          <text:p text:style-name="P1">0,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14.656cm" svg:y="15.016cm">
          <text:p text:style-name="P1">1,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17.196cm" svg:y="15.016cm">
          <text:p text:style-name="P1">0,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15.545cm" svg:y1="14.127cm" svg:x2="13.64cm" svg:y2="15.143cm">
          <text:p/>
        </draw:line>
        <draw:line draw:style-name="gr3" draw:text-style-name="P1" draw:layer="layout" svg:x1="15.799cm" svg:y1="14cm" svg:x2="15.672cm" svg:y2="15.27cm">
          <text:p/>
        </draw:line>
        <draw:line draw:style-name="gr3" draw:text-style-name="P1" draw:layer="layout" svg:x1="16.053cm" svg:y1="14cm" svg:x2="17.831cm" svg:y2="15.651cm">
          <text:p/>
        </draw:line>
        <draw:custom-shape draw:style-name="gr1" draw:text-style-name="P1" draw:layer="layout" svg:width="2.032cm" svg:height="1.016cm" svg:x="12.227cm" svg:y="16.486cm">
          <text:p text:style-name="P1">0,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14.513cm" svg:y="16.54cm">
          <text:p text:style-name="P1">1,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17.053cm" svg:y="16.54cm">
          <text:p text:style-name="P1">0,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15.402cm" svg:y1="15.651cm" svg:x2="13.497cm" svg:y2="16.667cm">
          <text:p/>
        </draw:line>
        <draw:line draw:style-name="gr3" draw:text-style-name="P1" draw:layer="layout" svg:x1="15.656cm" svg:y1="15.524cm" svg:x2="15.529cm" svg:y2="16.794cm">
          <text:p/>
        </draw:line>
        <draw:line draw:style-name="gr3" draw:text-style-name="P1" draw:layer="layout" svg:x1="15.91cm" svg:y1="15.524cm" svg:x2="17.688cm" svg:y2="17.175cm">
          <text:p/>
        </draw:line>
        <draw:custom-shape draw:style-name="gr1" draw:text-style-name="P1" draw:layer="layout" svg:width="2.032cm" svg:height="1.016cm" svg:x="19.321cm" svg:y="15.316cm">
          <text:p text:style-name="P1">1,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21.507cm" svg:y="15.37cm">
          <text:p text:style-name="P1">2,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23.72cm" svg:y="15.37cm">
          <text:p text:style-name="P1">1,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22.496cm" svg:y1="14.481cm" svg:x2="20.591cm" svg:y2="15.497cm">
          <text:p/>
        </draw:line>
        <draw:line draw:style-name="gr3" draw:text-style-name="P1" draw:layer="layout" svg:x1="22.75cm" svg:y1="14.354cm" svg:x2="22.623cm" svg:y2="15.624cm">
          <text:p/>
        </draw:line>
        <draw:line draw:style-name="gr3" draw:text-style-name="P1" draw:layer="layout" svg:x1="23.004cm" svg:y1="14.354cm" svg:x2="24.147cm" svg:y2="15.497cm">
          <text:p/>
        </draw:line>
        <draw:custom-shape draw:style-name="gr1" draw:text-style-name="P1" draw:layer="layout" svg:width="2.032cm" svg:height="1.016cm" svg:x="16.908cm" svg:y="17.983cm">
          <text:p text:style-name="P1">0,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19.194cm" svg:y="18.037cm">
          <text:p text:style-name="P1">1,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032cm" svg:height="1.016cm" svg:x="21.734cm" svg:y="18.037cm">
          <text:p text:style-name="P1">0,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19.956cm" svg:y1="15.878cm" svg:x2="18.178cm" svg:y2="18.164cm">
          <text:p/>
        </draw:line>
        <draw:line draw:style-name="gr3" draw:text-style-name="P1" draw:layer="layout" svg:x1="20.21cm" svg:y1="16.005cm" svg:x2="20.21cm" svg:y2="18.291cm">
          <text:p/>
        </draw:line>
        <draw:line draw:style-name="gr3" draw:text-style-name="P1" draw:layer="layout" svg:x1="20.591cm" svg:y1="16.005cm" svg:x2="22.369cm" svg:y2="18.6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o </meta:initial-creator>
    <meta:creation-date>2014-09-24T23:54:08.493488449</meta:creation-date>
    <dc:date>2014-09-25T00:21:37.272055794</dc:date>
    <dc:creator>so </dc:creator>
    <meta:editing-duration>PT10M47S</meta:editing-duration>
    <meta:editing-cycles>1</meta:editing-cycles>
    <meta:document-statistic meta:object-count="109"/>
    <meta:generator>LibreOffice/4.1.3.2$Linux_x86 LibreOffice_project/410m0$Build-2</meta:generator>
  </office:meta>
</office:document-meta>
</file>